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officeooo:rsid="0011a9ac" officeooo:paragraph-rsid="0011a9ac"/>
    </style:style>
    <style:style style:name="P7" style:family="paragraph" style:parent-style-name="Standard">
      <style:text-properties officeooo:rsid="00131100" officeooo:paragraph-rsid="00131100"/>
    </style:style>
    <style:style style:name="P8" style:family="paragraph" style:parent-style-name="Standard">
      <style:text-properties fo:font-weight="bold" officeooo:rsid="00131100" officeooo:paragraph-rsid="00131100" style:font-weight-asian="bold" style:font-weight-complex="bold"/>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CloudTrail is used to track user activities on your AWS account, the logs are by default sent to S3 bucket. You can integrate it with CloudWatch Logs.</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5">, this eases the login procedure in console.</text:span></text:p>
      <text:p text:style-name="P6"><text:span text:style-name="T5">Default AWS region is set by the account’s region setting.</text:span></text:p>
      <text:p text:style-name="P7"><text:span text:style-name="T5">AWS budgets can be used to set a budget threshold for your account. In addition to budget monitoring, you can add actions to your budget to control IAM and service control policy permissions as well as AWS resources when thresholds are exceeded.</text:span></text:p>
      <text:p text:style-name="P8">Only first two budgets are free<text:span text:style-name="T5">, after these two budgets, the third budget will incur $0.1 daily cost.</text:span></text:p>
      <text:p text:style-name="P8"><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0-27T17:14:28.208668321</dc:date>
    <meta:editing-duration>PT2H6M4S</meta:editing-duration>
    <meta:editing-cycles>7</meta:editing-cycles>
    <meta:document-statistic meta:table-count="0" meta:image-count="0" meta:object-count="0" meta:page-count="1" meta:paragraph-count="14" meta:word-count="312" meta:character-count="1827" meta:non-whitespace-character-count="1527"/>
  </office:meta>
</office:document-meta>
</file>